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OpenSymbol" svg:font-family="OpenSymbol"/>
    <style:font-face style:name="Arial2" svg:font-family="Arial, Arial" style:font-family-generic="swiss"/>
    <style:font-face style:name="Arial1" svg:font-family="Arial" style:font-family-generic="roman" style:font-pitch="variable"/>
    <style:font-face style:name="Arial-BoldItalicMT" svg:font-family="Arial-BoldItalic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01in" fo:margin-left="0.009in" fo:margin-right="-0.0042in" table:align="margins" style:writing-mode="lr-tb"/>
    </style:style>
    <style:style style:name="Table1.A" style:family="table-column">
      <style:table-column-properties style:column-width="1.1944in" style:rel-column-width="1720*"/>
    </style:style>
    <style:style style:name="Table1.B" style:family="table-column">
      <style:table-column-properties style:column-width="2.5931in" style:rel-column-width="3734*"/>
    </style:style>
    <style:style style:name="Table1.C" style:family="table-column">
      <style:table-column-properties style:column-width="3.1326in" style:rel-column-width="4511*"/>
    </style:style>
    <style:style style:name="Table1.1" style:family="table-row">
      <style:table-row-properties style:min-row-height="0.0646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3847in" style:keep-together="true" fo:keep-together="auto"/>
    </style:style>
    <style:style style:name="Table1.3" style:family="table-row">
      <style:table-row-properties style:min-row-height="0.2243in" style:keep-together="true" fo:keep-together="auto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0528in" style:rel-column-width="1516*"/>
    </style:style>
    <style:style style:name="Table5.B" style:family="table-column">
      <style:table-column-properties style:column-width="3.5639in" style:rel-column-width="5132*"/>
    </style:style>
    <style:style style:name="Table5.C" style:family="table-column">
      <style:table-column-properties style:column-width="2.3083in" style:rel-column-width="3324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Arial2" fo:font-size="10pt" fo:language="es" fo:country="MX" style:font-name-asian="Arial2" style:font-size-asian="10pt" style:font-name-complex="Arial2" style:font-size-complex="10pt"/>
    </style:style>
    <style:style style:name="P3" style:family="paragraph" style:parent-style-name="Standard" style:list-style-name="">
      <style:paragraph-properties style:text-autospace="none"/>
      <style:text-properties fo:color="#000000" style:text-line-through-style="none" style:font-name="Arial" fo:font-size="10pt" style:text-underline-style="none" style:font-name-asian="Arial2" style:font-size-asian="10pt" style:font-name-complex="Arial2" style:font-size-complex="10pt"/>
    </style:style>
    <style:style style:name="P4" style:family="paragraph" style:parent-style-name="Standard" style:list-style-name="">
      <style:paragraph-properties style:text-autospace="none"/>
      <style:text-properties fo:color="#000000" style:font-name="Arial" fo:font-size="10pt" fo:font-style="italic" fo:font-weight="bold" style:font-name-asian="Arial2" style:font-size-asian="10pt" style:font-style-asian="italic" style:font-weight-asian="bold" style:font-name-complex="Arial2" style:font-size-complex="10pt" style:font-style-complex="italic" style:font-weight-complex="bold"/>
    </style:style>
    <style:style style:name="P5" style:family="paragraph" style:parent-style-name="Standard" style:list-style-name="">
      <style:paragraph-properties style:text-autospace="none"/>
      <style:text-properties fo:color="#000000" style:font-name="Arial" fo:font-size="10pt" style:font-name-asian="Arial2" style:font-size-asian="10pt" style:font-name-complex="Arial2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0pt" fo:language="es" fo:country="MX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es" fo:country="MX" fo:font-style="italic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Arial" fo:font-size="10pt" fo:language="es" fo:country="MX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style:font-name="Arial" fo:font-size="10pt" fo:language="es" fo:country="MX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language="es" fo:country="MX"/>
    </style:style>
    <style:style style:name="P12" style:family="paragraph" style:parent-style-name="Standard" style:list-style-name="L1">
      <style:text-properties style:font-name="Arial" fo:language="es" fo:country="MX"/>
    </style:style>
    <style:style style:name="P13" style:family="paragraph" style:parent-style-name="Standard">
      <style:text-properties style:font-name="Arial" fo:language="es" fo:country="MX" fo:font-weight="bold" style:font-weight-asian="bold" style:font-weight-complex="bold"/>
    </style:style>
    <style:style style:name="P14" style:family="paragraph" style:parent-style-name="Standard">
      <style:text-properties style:font-name="Arial" fo:language="es" fo:country="MX" fo:font-weight="normal" style:font-weight-asian="normal" style:font-weight-complex="normal"/>
    </style:style>
    <style:style style:name="P15" style:family="paragraph" style:parent-style-name="Standard" style:list-style-name="L6">
      <style:text-properties style:font-name="Arial" fo:language="es" fo:country="MX" fo:font-weight="normal" style:font-weight-asian="normal" style:font-weight-complex="normal"/>
    </style:style>
    <style:style style:name="P16" style:family="paragraph" style:parent-style-name="Standard">
      <style:text-properties style:font-name="Arial" fo:language="es" fo:country="MX"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5">
      <style:text-properties style:font-name="Arial" fo:language="es" fo:country="MX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text-properties style:font-name="Arial" fo:language="es" fo:country="MX"/>
    </style:style>
    <style:style style:name="P19" style:family="paragraph" style:parent-style-name="Standard" style:list-style-name="">
      <style:paragraph-properties style:text-autospace="none"/>
      <style:text-properties style:font-name="Arial"/>
    </style:style>
    <style:style style:name="P20" style:family="paragraph" style:parent-style-name="Standard">
      <style:paragraph-properties fo:margin-top="0.0035in" fo:margin-bottom="0in" fo:line-height="100%"/>
      <style:text-properties style:font-name="Arial" fo:font-size="5.5pt" style:font-size-asian="5.5pt"/>
    </style:style>
    <style:style style:name="P21" style:family="paragraph" style:parent-style-name="Standard">
      <style:paragraph-properties fo:background-color="transparent">
        <style:background-image/>
      </style:paragraph-properties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2pt" fo:language="es" fo:country="MX" style:text-underline-style="none" style:font-size-asian="12pt" style:font-size-complex="12pt"/>
    </style:style>
    <style:style style:name="P23" style:family="paragraph" style:parent-style-name="Heading">
      <style:paragraph-properties fo:text-align="center" style:justify-single-word="false"/>
      <style:text-properties style:font-name="Arial" fo:language="es" fo:country="MX"/>
    </style:style>
    <style:style style:name="P24" style:family="paragraph" style:parent-style-name="Heading_20_2">
      <style:text-properties style:font-name="Arial" fo:language="es" fo:country="MX" fo:font-style="normal" style:font-style-asian="normal" style:font-style-complex="normal"/>
    </style:style>
    <style:style style:name="P25" style:family="paragraph" style:parent-style-name="Table_20_Contents">
      <style:text-properties style:font-name="Arial"/>
    </style:style>
    <style:style style:name="P2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size="10pt" style:font-size-asian="10pt" style:font-size-complex="10pt"/>
    </style:style>
    <style:style style:name="P28" style:family="paragraph" style:parent-style-name="Heading_20_1">
      <style:text-properties style:font-name="Arial"/>
    </style:style>
    <style:style style:name="P29" style:family="paragraph" style:parent-style-name="Heading_20_1">
      <style:paragraph-properties fo:text-align="center" style:justify-single-word="false"/>
      <style:text-properties style:font-name="Arial" fo:language="es" fo:country="MX"/>
    </style:style>
    <style:style style:name="P30" style:family="paragraph" style:parent-style-name="Heading_20_1">
      <style:text-properties style:font-name="Arial" fo:font-size="16pt" style:font-size-asian="16pt" style:font-size-complex="16pt"/>
    </style:style>
    <style:style style:name="P31" style:family="paragraph" style:parent-style-name="Heading_20_3">
      <style:text-properties style:font-name="Arial"/>
    </style:style>
    <style:style style:name="P32" style:family="paragraph" style:parent-style-name="Table_20_Paragraph">
      <style:text-properties style:font-name="Arial" fo:font-size="10pt" fo:font-style="italic" style:font-size-asian="10pt" style:font-style-asian="italic" style:font-size-complex="10pt" style:font-style-complex="italic"/>
    </style:style>
    <style:style style:name="P33" style:family="paragraph" style:parent-style-name="Table_20_Paragraph">
      <style:paragraph-properties fo:margin-left="0.1346in" fo:margin-right="0in" fo:margin-top="0.0008in" fo:margin-bottom="0in" fo:line-height="0.1583in" fo:text-indent="0in" style:auto-text-indent="false"/>
      <style:text-properties style:font-name="Arial" fo:language="es" fo:country="MX"/>
    </style:style>
    <style:style style:name="P34" style:family="paragraph" style:parent-style-name="Table_20_Paragraph">
      <style:paragraph-properties fo:margin-left="0.1346in" fo:margin-right="0in" fo:margin-top="0.0008in" fo:margin-bottom="0in" fo:line-height="0.1583in" fo:text-indent="0in" style:auto-text-indent="false"/>
      <style:text-properties style:font-name="Arial" fo:language="es" fo:country="MX" fo:font-weight="bold" style:font-weight-asian="bold" style:font-weight-complex="bold"/>
    </style:style>
    <style:style style:name="P35" style:family="paragraph" style:parent-style-name="Table_20_Paragraph">
      <style:paragraph-properties fo:margin-left="0.0854in" fo:margin-right="0.0772in" fo:line-height="0.1429in" fo:text-align="center" style:justify-single-word="false" fo:text-indent="0in" style:auto-text-indent="false"/>
      <style:text-properties style:font-name="Arial" fo:language="es" fo:country="MX"/>
    </style:style>
    <style:style style:name="P36" style:family="paragraph" style:parent-style-name="Table_20_Paragraph">
      <style:paragraph-properties fo:margin-left="0in" fo:margin-right="0in" fo:margin-top="0.0008in" fo:margin-bottom="0in" fo:line-height="0.1583in" fo:text-indent="0in" style:auto-text-indent="false"/>
      <style:text-properties style:font-name="Arial"/>
    </style:style>
    <style:style style:name="P37" style:family="paragraph" style:parent-style-name="Table_20_Paragraph">
      <style:paragraph-properties fo:margin-left="0in" fo:margin-right="0in" fo:margin-top="0.0008in" fo:margin-bottom="0in" fo:line-height="0.1583in" fo:text-indent="0in" style:auto-text-indent="false"/>
      <style:text-properties style:font-name="Arial" fo:language="es" fo:country="MX"/>
    </style:style>
    <style:style style:name="P38" style:family="paragraph" style:parent-style-name="Table_20_Paragraph" style:list-style-name="L4">
      <style:paragraph-properties fo:margin-left="0in" fo:margin-right="0in" fo:margin-top="0.0008in" fo:margin-bottom="0in" fo:line-height="0.1583in" fo:text-indent="0in" style:auto-text-indent="false"/>
      <style:text-properties style:font-name="Arial" fo:language="es" fo:country="MX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style="italic" fo:font-weight="bold" style:font-size-asian="10pt" style:font-style-asian="italic" style:font-weight-asian="bold"/>
    </style:style>
    <style:style style:name="T3" style:family="text">
      <style:text-properties fo:language="es" fo:country="MX" fo:font-weight="bold" style:font-weight-asian="bold" style:font-weight-complex="bold"/>
    </style:style>
    <style:style style:name="T4" style:family="text">
      <style:text-properties fo:color="#000000" style:text-line-through-style="none" style:font-name="Arial2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" style:family="text">
      <style:text-properties fo:color="#000000" style:text-line-through-style="none" style:font-name="Arial2" fo:font-size="10pt" style:text-underline-style="none" style:font-name-asian="Arial2" style:font-size-asian="10pt" style:font-name-complex="Arial2" style:font-size-complex="10pt"/>
    </style:style>
    <style:style style:name="T6" style:family="text">
      <style:text-properties fo:color="#000000" style:text-line-through-style="none" fo:font-size="10pt" style:text-underline-style="none" style:font-name-asian="Arial2" style:font-size-asian="10pt" style:font-name-complex="Arial2" style:font-size-complex="10pt"/>
    </style:style>
    <style:style style:name="T7" style:family="text">
      <style:text-properties fo:color="#000000" fo:font-size="10pt" style:font-name-asian="Arial2" style:font-size-asian="10pt" style:font-name-complex="Arial2" style:font-size-complex="10pt"/>
    </style:style>
    <style:style style:name="T8" style:family="text">
      <style:text-properties fo:color="#000000" style:font-name="Arial" fo:font-size="12pt" fo:language="es" fo:country="MX" style:text-underline-style="none" style:font-size-asian="12pt" style:font-size-complex="12pt"/>
    </style:style>
    <style:style style:name="T9" style:family="text">
      <style:text-properties style:text-outline="false" style:text-line-through-style="none" fo:text-shadow="none" style:text-underline-style="none" fo:font-weight="normal" style:font-weight-asian="normal" style:font-weight-complex="normal" style:text-emphasize="none" style:text-overline-style="none" style:text-overline-color="font-color"/>
    </style:style>
    <style:style style:name="T10" style:family="text">
      <style:text-properties style:font-name="Arial" fo:font-size="10pt" fo:language="es" fo:country="MX" fo:font-style="italic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Pescando Datos</text:h>
      <text:p text:style-name="P23">Modelo de Datos</text:p>
      <text:p text:style-name="P1"><text:span text:style-name="T10">Gabriela Rodriguez Berón &lt;</text:span><text:a xlink:type="simple" xlink:href="mailto:gaba@riseup.net" text:style-name="Internet_20_link" text:visited-style-name="Visited_20_Internet_20_Link">gaba@riseup.net</text:a><text:span text:style-name="T10">&gt;</text:span></text:p>
      <text:p text:style-name="P8">V 1.0.0 – 2017/04/26</text:p>
      <text:h text:style-name="P24" text:outline-level="2">Introducción</text:h>
      <text:p text:style-name="P11"/>
      <text:p text:style-name="P11">Estamos construyendo una plataforma de búsqueda y análisis de datos vinculados a la pesca en Mexico. <text:s/>Va a servir como un lugar donde cruzar información de beneficiarios de subsidios con los permisos a la pesca que estos tengan, así como comparación entre embarcaciones mayores con menores. </text:p>
      <text:p text:style-name="P11"/>
      <text:p text:style-name="P11">La información originalmente fue obtenida en documentos PDF, XLS, XLSX y CVS. Utilizamos diferentes herramientas (1) para la estructuración y limpieza de los datos. Un paso importante es la verificación de los mismos por lo que construimos reglas(2) que tienen <text:s/>que cumplir estos datos para que sean válidos y así poder detectar donde precisamente hay que hacer un chequeo más extensivo.</text:p>
      <text:p text:style-name="P11"/>
      <text:h text:style-name="P24" text:outline-level="2">Solicitudes de Pedidos de Información</text:h>
      <text:p text:style-name="P11"/>
      <text:p text:style-name="P11">Causa Natura ha realizado solicitudes de pedidos información para los años desde el 2008 al 2016. Los tipos de solicitudes son:</text:p>
      <text:p text:style-name="P11"/>
      <text:list xml:id="list1647376382785186401" text:style-name="L1">
        <text:list-item>
          <text:p text:style-name="P12">Apoyos y Subsidios</text:p>
          <text:list>
            <text:list-item>
              <text:p text:style-name="P12">Beneficiarios de subsidios</text:p>
            </text:list-item>
            <text:list-item>
              <text:p text:style-name="P12">Atención a solicitudes de subsidios.</text:p>
            </text:list-item>
          </text:list>
        </text:list-item>
        <text:list-item>
          <text:p text:style-name="P12">Inspección y Vigilancia Pesquera</text:p>
          <text:list>
            <text:list-item>
              <text:p text:style-name="P12">Personal asignado a tareas de inspección y vigilancia.</text:p>
            </text:list-item>
            <text:list-item>
              <text:p text:style-name="P12">Monto asignado a tareas de inspección y vigilancia.</text:p>
            </text:list-item>
            <text:list-item>
              <text:p text:style-name="P12">Numero de embarcaciones.</text:p>
            </text:list-item>
            <text:list-item>
              <text:p text:style-name="P12">Elementos incautados.</text:p>
            </text:list-item>
            <text:list-item>
              <text:p text:style-name="P12">Denuncias ciudadanas. </text:p>
            </text:list-item>
          </text:list>
        </text:list-item>
        <text:list-item>
          <text:p text:style-name="P12">Permisos de pesca</text:p>
          <text:list>
            <text:list-item>
              <text:p text:style-name="P12">Concesiones, permisos y autorizaciones para embarcaciones menores.</text:p>
            </text:list-item>
            <text:list-item>
              <text:p text:style-name="P12">Concesiones, permisos y autorizaciones para embarcaciones mayores.</text:p>
            </text:list-item>
            <text:list-item>
              <text:p text:style-name="P12">Concesiones, permisos y autorizaciones para embarcaciones extranjeras.</text:p>
            </text:list-item>
            <text:list-item>
              <text:p text:style-name="P12">Estadísticas sobre permisos o concesiones para embarcaciones menores.</text:p>
            </text:list-item>
            <text:list-item>
              <text:p text:style-name="P12">Estadísticas sobre permisos o concesiones para embarcaciones mayores.</text:p>
              <text:p text:style-name="P12"/>
            </text:list-item>
          </text:list>
        </text:list-item>
      </text:list>
      <text:p text:style-name="P11"/>
      <text:p text:style-name="P13">Organismos estatales que reciben los pedidos de información</text:p>
      <text:p text:style-name="P22"/>
      <text:p text:style-name="P21"><text:span text:style-name="T8">SAGARPA - </text:span><text:a xlink:type="simple" xlink:href="http://www.gob.mx/sagarpa" text:style-name="Internet_20_link" text:visited-style-name="Visited_20_Internet_20_Link"><text:span text:style-name="T11">Secretaría de Agricultura, Ganadería, Desarrollo Rural, Pesca y Alimentación</text:span></text:a></text:p>
      <text:p text:style-name="P21"><text:soft-page-break/><text:span text:style-name="T11">Web: http://www.gob.mx/sagarpa/</text:span></text:p>
      <text:p text:style-name="P11"/>
      <text:p text:style-name="P11">CONAPESCA - Comisión Nacional de Acuacultura y Pesca</text:p>
      <text:p text:style-name="P11"/>
      <text:p text:style-name="P11">Desde el 2011, a través de la Dirección General de Planeación, Programación y Evaluación, participa como Unidad responsable de los componentes Diesel Marino y Gasolina Ribereña.</text:p>
      <text:p text:style-name="P2"/>
      <text:p text:style-name="P2">Reglas de Operación 2017: <text:a xlink:type="simple" xlink:href="http://conapesca.gob.mx/wb/cona/programas_sujetos_a_reglas_de_operacin_2017" text:style-name="Internet_20_link" text:visited-style-name="Visited_20_Internet_20_Link">http://conapesca.gob.mx/wb/cona/programas_sujetos_a_reglas_de_operacin_2017</text:a></text:p>
      <text:p text:style-name="P2">Web: http://www.gob.mx/conapesca</text:p>
      <text:h text:style-name="P31" text:outline-level="3">Entidades</text:h>
      <text:p text:style-name="P11"/>
      <text:p text:style-name="P13">Titulares</text:p>
      <text:p text:style-name="P14">Son unidades (persona física o moral) que están registrados frente a CONAPESCA. Cada uno de consta con una clave que es el registro nacional de pesca y acuacultura (RNPA). Cada clave tiene 8 digitos.</text:p>
      <text:p text:style-name="P1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Nombre</text:p>
          </table:table-cell>
          <table:table-cell table:style-name="Table2.A1" office:value-type="string">
            <text:p text:style-name="P26">Tipo de Datos</text:p>
          </table:table-cell>
          <table:table-cell table:style-name="Table2.C1" office:value-type="string">
            <text:p text:style-name="P26">Descripción</text:p>
          </table:table-cell>
        </table:table-row>
        <table:table-row>
          <table:table-cell table:style-name="Table2.A2" office:value-type="string">
            <text:p text:style-name="P27">ID</text:p>
          </table:table-cell>
          <table:table-cell table:style-name="Table2.A2" office:value-type="string">
            <text:p text:style-name="P27">Int </text:p>
          </table:table-cell>
          <table:table-cell table:style-name="Table2.C2" office:value-type="string">
            <text:p text:style-name="P27">Identificador único en nuestro sistema</text:p>
          </table:table-cell>
        </table:table-row>
        <table:table-row>
          <table:table-cell table:style-name="Table2.A2" office:value-type="string">
            <text:p text:style-name="P27">Nombre</text:p>
          </table:table-cell>
          <table:table-cell table:style-name="Table2.A2" office:value-type="string">
            <text:p text:style-name="P27">Varchar(255)</text:p>
          </table:table-cell>
          <table:table-cell table:style-name="Table2.C2" office:value-type="string">
            <text:p text:style-name="P27">Nombre de la persona fisica o moral</text:p>
          </table:table-cell>
        </table:table-row>
        <table:table-row>
          <table:table-cell table:style-name="Table2.A2" office:value-type="string">
            <text:p text:style-name="P27">RNPA</text:p>
          </table:table-cell>
          <table:table-cell table:style-name="Table2.A2" office:value-type="string">
            <text:p text:style-name="P27">Varchar(8)</text:p>
          </table:table-cell>
          <table:table-cell table:style-name="Table2.C2" office:value-type="string">
            <text:p text:style-name="P27">Registro Nacional de Pesca y Acuacultura</text:p>
          </table:table-cell>
        </table:table-row>
      </table:table>
      <text:p text:style-name="P10"/>
      <text:p text:style-name="P9">Indice único Nombre, RNPA.</text:p>
      <text:p text:style-name="P14"/>
      <text:p text:style-name="P16">Desafíos: </text:p>
      <text:list xml:id="list6924691831455469671" text:style-name="L5">
        <text:list-item>
          <text:p text:style-name="P17">validación de cada RNPA</text:p>
        </text:list-item>
        <text:list-item>
          <text:p text:style-name="P17">tenemos algunos registros con el mismo nombre de titular y dos RNPA distintos.</text:p>
        </text:list-item>
      </text:list>
      <text:p text:style-name="P14"/>
      <text:p text:style-name="P13">Embarcaciones</text:p>
      <text:p text:style-name="P11"/>
      <text:p text:style-name="P11">Son las unidades productivas, también llamadas 'activos productivos'. Cada una está registrada con una clave única en el registro nacional de pesca y acuacultura (RNPA). Cada clave tiene entre 7 y 12 digitos.</text:p>
      <text:p text:style-name="P1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6">Nombre</text:p>
          </table:table-cell>
          <table:table-cell table:style-name="Table3.A1" office:value-type="string">
            <text:p text:style-name="P26">Tipo de Datos</text:p>
          </table:table-cell>
          <table:table-cell table:style-name="Table3.C1" office:value-type="string">
            <text:p text:style-name="P26">Descripción</text:p>
          </table:table-cell>
        </table:table-row>
        <table:table-row>
          <table:table-cell table:style-name="Table3.A2" office:value-type="string">
            <text:p text:style-name="P27">ID</text:p>
          </table:table-cell>
          <table:table-cell table:style-name="Table3.A2" office:value-type="string">
            <text:p text:style-name="P27">Int </text:p>
          </table:table-cell>
          <table:table-cell table:style-name="Table3.C2" office:value-type="string">
            <text:p text:style-name="P27">Identificador único en nuestro sistema</text:p>
          </table:table-cell>
        </table:table-row>
        <table:table-row>
          <table:table-cell table:style-name="Table3.A2" office:value-type="string">
            <text:p text:style-name="P27">Nombre</text:p>
          </table:table-cell>
          <table:table-cell table:style-name="Table3.A2" office:value-type="string">
            <text:p text:style-name="P27">Varchar(255)</text:p>
          </table:table-cell>
          <table:table-cell table:style-name="Table3.C2" office:value-type="string">
            <text:p text:style-name="P27">Nombre de la persona fisica o moral</text:p>
          </table:table-cell>
        </table:table-row>
        <table:table-row>
          <table:table-cell table:style-name="Table3.A2" office:value-type="string">
            <text:p text:style-name="P27">RNPA</text:p>
          </table:table-cell>
          <table:table-cell table:style-name="Table3.A2" office:value-type="string">
            <text:p text:style-name="P27">Varchar(8)</text:p>
          </table:table-cell>
          <table:table-cell table:style-name="Table3.C2" office:value-type="string">
            <text:p text:style-name="P27">Registro Nacional de Pesca y Acuacultura</text:p>
          </table:table-cell>
        </table:table-row>
        <table:table-row>
          <table:table-cell table:style-name="Table3.A2" office:value-type="string">
            <text:p text:style-name="P27">Tipo</text:p>
          </table:table-cell>
          <table:table-cell table:style-name="Table3.A2" office:value-type="string">
            <text:p text:style-name="P27">Varchar(255)</text:p>
          </table:table-cell>
          <table:table-cell table:style-name="Table3.C2" office:value-type="string">
            <text:p text:style-name="P27">Tipo de Embarcación</text:p>
          </table:table-cell>
        </table:table-row>
      </table:table>
      <text:p text:style-name="P10"/>
      <text:p text:style-name="P9">Indice único Nombre, RNPA.</text:p>
      <text:p text:style-name="P14"/>
      <text:p text:style-name="P14">Tipos de embarcación:</text:p>
      <text:list xml:id="list4368412798746723344" text:style-name="L6">
        <text:list-item>
          <text:p text:style-name="P15">mayores: son las embarcaciones utilizadas en pesca industrial</text:p>
        </text:list-item>
        <text:list-item>
          <text:p text:style-name="P15"><text:soft-page-break/>menores: son las embarcaciones utilizadas en pesca ribereña</text:p>
        </text:list-item>
        <text:list-item>
          <text:p text:style-name="P15">extranjeras &lt;-- consultar si las extranjeras tienen RNPA</text:p>
        </text:list-item>
      </text:list>
      <text:p text:style-name="P14"/>
      <text:p text:style-name="P16">Desafíos: </text:p>
      <text:list xml:id="list2179567952" text:continue-list="list6924691831455469671" text:style-name="L5">
        <text:list-item>
          <text:p text:style-name="P17">validación de cada RNPA</text:p>
        </text:list-item>
      </text:list>
      <text:p text:style-name="P11"/>
      <text:p text:style-name="P11"/>
      <text:p text:style-name="P13">Subsidios</text:p>
      <text:p text:style-name="P11"/>
      <text:p text:style-name="P11">Apoyos de los incentivos energéticos pesqueros y acuícola, diesel marino y gasolina ribereña. Cada tipo de subsidio tendrá diferentes datos y en algunos los datos cambian para cada año.</text:p>
      <text:p text:style-name="P11"/>
      <text:p text:style-name="P13">Tipos de Subsidios</text:p>
      <text:p text:style-name="P13"/>
      <text:list xml:id="list2251101224034838446" text:style-name="L2">
        <text:list-item>
          <text:p text:style-name="P18">Subsidios a diesel marino (en el programa Procampo Productivo)</text:p>
        </text:list-item>
        <text:list-item>
          <text:p text:style-name="P18">Subsidios a gasolina ribereña (en el programa Procampo Productivo)</text:p>
        </text:list-item>
        <text:list-item>
          <text:p text:style-name="P18">Subsidios para motores marinos ecológicos.</text:p>
        </text:list-item>
        <text:list-item>
          <text:p text:style-name="P18">Subsidios para modernización de embarcaciones menores</text:p>
        </text:list-item>
        <text:list-item>
          <text:p text:style-name="P18">Subsidios para apoyo a la inversión en equipamiento e infraestructura</text:p>
        </text:list-item>
        <text:list-item>
          <text:p text:style-name="P18">Subsidios para motores eléctricos y centros de carga para granjas acuícolas.</text:p>
        </text:list-item>
        <text:list-item>
          <text:p text:style-name="P18">Subsidios para reconversión productiva.</text:p>
        </text:list-item>
        <text:list-item>
          <text:p text:style-name="P18">Subsidios para proyecto integral de acuacultura, maricultura o pesquero.</text:p>
        </text:list-item>
      </text:list>
      <text:p text:style-name="P11"/>
      <text:p text:style-name="P11"/>
      <text:p text:style-name="P11"/>
      <text:p text:style-name="P13">Permisos</text:p>
      <text:p text:style-name="P11"/>
      <text:p text:style-name="P11"/>
      <text:p text:style-name="P13">Especie</text:p>
      <text:p text:style-name="P11"/>
      <text:p text:style-name="P11">Los permisos y concesiones son por especie que se pesca. Puede ser interesante visualizar que especie se pesca en que zonas.</text:p>
      <text:p text:style-name="P11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6">Nombre</text:p>
          </table:table-cell>
          <table:table-cell table:style-name="Table6.A1" office:value-type="string">
            <text:p text:style-name="P26">Tipo de Datos</text:p>
          </table:table-cell>
          <table:table-cell table:style-name="Table6.C1" office:value-type="string">
            <text:p text:style-name="P26">Descripción</text:p>
          </table:table-cell>
        </table:table-row>
        <table:table-row>
          <table:table-cell table:style-name="Table6.A2" office:value-type="string">
            <text:p text:style-name="P27">ID</text:p>
          </table:table-cell>
          <table:table-cell table:style-name="Table6.A2" office:value-type="string">
            <text:p text:style-name="P27">INT </text:p>
          </table:table-cell>
          <table:table-cell table:style-name="Table6.C2" office:value-type="string">
            <text:p text:style-name="P27">Identificador único en nuestro sistema</text:p>
          </table:table-cell>
        </table:table-row>
        <table:table-row>
          <table:table-cell table:style-name="Table6.A2" office:value-type="string">
            <text:p text:style-name="P27">Nombre</text:p>
          </table:table-cell>
          <table:table-cell table:style-name="Table6.A2" office:value-type="string">
            <text:p text:style-name="P27">Varchar(255)</text:p>
          </table:table-cell>
          <table:table-cell table:style-name="Table6.C2" office:value-type="string">
            <text:p text:style-name="P27">Nombre de la pesqueria</text:p>
          </table:table-cell>
        </table:table-row>
      </table:table>
      <text:p text:style-name="P11"/>
      <text:p text:style-name="P11"/>
      <text:p text:style-name="P13">Localidades</text:p>
      <text:p text:style-name="P11"/>
      <text:p text:style-name="P11">La mayoría de los pedidos incluyen estado, municipio y localidad. 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">Nombre</text:p>
          </table:table-cell>
          <table:table-cell table:style-name="Table5.A1" office:value-type="string">
            <text:p text:style-name="P26">Tipo de Datos</text:p>
          </table:table-cell>
          <table:table-cell table:style-name="Table5.C1" office:value-type="string">
            <text:p text:style-name="P26">Descripción</text:p>
          </table:table-cell>
        </table:table-row>
        <table:table-row>
          <table:table-cell table:style-name="Table5.A2" office:value-type="string">
            <text:p text:style-name="P27">ID</text:p>
          </table:table-cell>
          <table:table-cell table:style-name="Table5.A2" office:value-type="string">
            <text:p text:style-name="P27">INT </text:p>
          </table:table-cell>
          <table:table-cell table:style-name="Table5.C2" office:value-type="string">
            <text:p text:style-name="P27">Identificador único en nuestro sistema</text:p>
          </table:table-cell>
        </table:table-row>
        <text:soft-page-break/>
        <table:table-row>
          <table:table-cell table:style-name="Table5.A2" office:value-type="string">
            <text:p text:style-name="P27">Estado</text:p>
          </table:table-cell>
          <table:table-cell table:style-name="Table5.A2" office:value-type="string">
            <text:p text:style-name="P27">Varchar(255)</text:p>
          </table:table-cell>
          <table:table-cell table:style-name="Table5.C2" office:value-type="string">
            <text:p text:style-name="P27">Estado en Mexico</text:p>
          </table:table-cell>
        </table:table-row>
        <table:table-row>
          <table:table-cell table:style-name="Table5.A2" office:value-type="string">
            <text:p text:style-name="P27">Municipio</text:p>
          </table:table-cell>
          <table:table-cell table:style-name="Table5.A2" office:value-type="string">
            <text:p text:style-name="P27">Varchar(255)</text:p>
          </table:table-cell>
          <table:table-cell table:style-name="Table5.C2" office:value-type="string">
            <text:p text:style-name="P27">Municipio dentro de un estado</text:p>
          </table:table-cell>
        </table:table-row>
        <table:table-row>
          <table:table-cell table:style-name="Table5.A2" office:value-type="string">
            <text:p text:style-name="P27">Localidad </text:p>
          </table:table-cell>
          <table:table-cell table:style-name="Table5.A2" office:value-type="string">
            <text:p text:style-name="P27">Varchar(255)</text:p>
          </table:table-cell>
          <table:table-cell table:style-name="Table5.C2" office:value-type="string">
            <text:p text:style-name="P27">Localidad en un municipio</text:p>
          </table:table-cell>
        </table:table-row>
      </table:table>
      <text:p text:style-name="P11"/>
      <text:p text:style-name="P7">Para hacer: agregar datos geográficos de INEGI que permitirán mapear los datos existentes.</text:p>
      <text:p text:style-name="P7"/>
      <text:h text:style-name="P31" text:outline-level="3">Relaciones de las Entidades</text:h>
      <text:p text:style-name="P11"/>
      <text:p text:style-name="P11"/>
      <text:p text:style-name="P11"/>
      <text:p text:style-name="P11"/>
      <text:h text:style-name="P28" text:outline-level="1">Anexo 1</text:h>
      <text:p text:style-name="P11"/>
      <text:p text:style-name="P6"><text:span text:style-name="T3">Sustitución de motores</text:span></text:p>
      <text:p text:style-name="P20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2">Año</text:p>
          </table:table-cell>
          <table:table-cell table:style-name="Table4.A1" office:value-type="string">
            <text:p text:style-name="P32">Programa</text:p>
          </table:table-cell>
          <table:table-cell table:style-name="Table4.C1" office:value-type="string">
            <text:p text:style-name="P32">Componente</text:p>
          </table:table-cell>
        </table:table-row>
        <table:table-row>
          <table:table-cell table:style-name="Table4.A2" office:value-type="float" office:value="2013">
            <text:p text:style-name="P32">2013</text:p>
          </table:table-cell>
          <table:table-cell table:style-name="Table4.B2" office:value-type="string">
            <text:p text:style-name="P32"><text:span text:style-name="T9">Programa de Apoyo a la Inversión en Equipamiento e Infraestructura.</text:span></text:p>
          </table:table-cell>
          <table:table-cell table:style-name="Table4.C2" office:value-type="string">
            <text:p text:style-name="P32"/>
            <text:p text:style-name="P32"><text:span text:style-name="T9">Sustitución de Motores Marinos Ecológicos.</text:span></text:p>
          </table:table-cell>
        </table:table-row>
        <table:table-row>
          <table:table-cell table:style-name="Table4.A2" office:value-type="float" office:value="2011">
            <text:p text:style-name="P32">2011</text:p>
          </table:table-cell>
          <table:table-cell table:style-name="Table4.B2" office:value-type="string">
            <text:p text:style-name="P32">Programa de Apoyo a la Inversión en Equipamiento e Infraestructura.</text:p>
          </table:table-cell>
          <table:table-cell table:style-name="Table4.C2" office:value-type="string">
            <text:p text:style-name="P32"><text:span text:style-name="T9">Modernización de Embarcaciones Menores y Artes de Pesca Selectivos.</text:span></text:p>
          </table:table-cell>
        </table:table-row>
        <table:table-row>
          <table:table-cell table:style-name="Table4.A2" office:value-type="float" office:value="2010">
            <text:p text:style-name="P32">2010</text:p>
          </table:table-cell>
          <table:table-cell table:style-name="Table4.B2" office:value-type="string">
            <text:p text:style-name="P32"><text:span text:style-name="T9">Programa para la Adquisición de Activos Productivos.</text:span></text:p>
          </table:table-cell>
          <table:table-cell table:style-name="Table4.C2" office:value-type="string">
            <text:p text:style-name="P32"><text:span text:style-name="T9">Estratégico de Sustitución de Motores Fuera de Borda para Embarcaciones Menores.</text:span></text:p>
          </table:table-cell>
        </table:table-row>
        <table:table-row>
          <table:table-cell table:style-name="Table4.A2" office:value-type="float" office:value="2009">
            <text:p text:style-name="P32">2009</text:p>
          </table:table-cell>
          <table:table-cell table:style-name="Table4.B2" office:value-type="string">
            <text:p text:style-name="P32"><text:span text:style-name="T9">Programa para la Adquisición de Activos Productivos.</text:span></text:p>
          </table:table-cell>
          <table:table-cell table:style-name="Table4.C2" office:value-type="string">
            <text:p text:style-name="P32"><text:span text:style-name="T9">Estratégico de Sustitución de Motores Fuera de Borda para Embarcaciones Menores.</text:span></text:p>
          </table:table-cell>
        </table:table-row>
        <table:table-row>
          <table:table-cell table:style-name="Table4.A2" office:value-type="float" office:value="2008">
            <text:p text:style-name="P32">2008</text:p>
          </table:table-cell>
          <table:table-cell table:style-name="Table4.B2" office:value-type="string">
            <text:p text:style-name="P32"><text:span text:style-name="T9">Programa para la Adquisición de Activos Productivos.</text:span></text:p>
          </table:table-cell>
          <table:table-cell table:style-name="Table4.C2" office:value-type="string">
            <text:p text:style-name="P32"><text:span text:style-name="T9">Sustitución de Motores Fuera de Borda para Embarcaciones Menores.</text:span></text:p>
          </table:table-cell>
        </table:table-row>
      </table:table>
      <text:p text:style-name="P35"><text:span text:style-name="T2"/></text:p>
      <text:p text:style-name="P33"><text:span text:style-name="T1"/></text:p>
      <text:p text:style-name="P33"><text:span text:style-name="T1"/></text:p>
      <text:p text:style-name="P34"><text:span text:style-name="T1">Componentes del programa “Apoyo a la inversión en equipamiento e infraestructura 2011 y 2012”</text:span></text:p>
      <text:p text:style-name="P33"><text:span text:style-name="T1"/></text:p>
      <text:p text:style-name="P33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Año </text:p>
          </table:table-cell>
          <table:table-cell table:style-name="Table1.A1" office:value-type="string">
            <text:p text:style-name="P4">Programa </text:p>
          </table:table-cell>
          <table:table-cell table:style-name="Table1.A1" office:value-type="string">
            <text:p text:style-name="P4">Componente </text:p>
          </table:table-cell>
        </table:table-row>
        <table:table-row table:style-name="Table1.2">
          <table:table-cell table:style-name="Table1.A1" office:value-type="string">
            <text:p text:style-name="P5">2012 </text:p>
          </table:table-cell>
          <table:table-cell table:style-name="Table1.A1" office:value-type="string">
            <text:p text:style-name="P19"><text:span text:style-name="T7">Programa de Apoyo a la Inversión en Equipamiento e Infraestructura. </text:span></text:p>
          </table:table-cell>
          <table:table-cell table:style-name="Table1.A1" office:value-type="string">
            <text:p text:style-name="P5">-Pesca </text:p>
            <text:p text:style-name="P3">-Sustitución de Motores Marinos Ecológicos. </text:p>
            <text:p text:style-name="P19"><text:span text:style-name="T6">-Infraestructura Pesquera y Acuícola. Proyecto integral de acuacultura, maricultura o pesquero. </text:span></text:p>
          </table:table-cell>
        </table:table-row>
        <table:table-row table:style-name="Table1.3">
          <table:table-cell table:style-name="Table1.A1" office:value-type="string">
            <text:p text:style-name="P5">2011 </text:p>
          </table:table-cell>
          <table:table-cell table:style-name="Table1.A1" office:value-type="string">
            <text:p text:style-name="P19"><text:span text:style-name="T7">Programa de Apoyo a la Inversión en Equipamiento e Infraestructura. </text:span></text:p>
          </table:table-cell>
          <table:table-cell table:style-name="Table1.A1" office:value-type="string">
            <text:p text:style-name="P5">-Pesca </text:p>
            <text:p text:style-name="P19"><text:span text:style-name="T6">-Modernización de Embarcaciones Menores y Artes de Pesca Selectivos </text:span></text:p>
          </table:table-cell>
        </table:table-row>
      </table:table>
      <text:p text:style-name="P33"><text:span text:style-name="T1"/></text:p>
      <text:p text:style-name="P36"><text:span text:style-name="T1"/></text:p>
      <text:h text:style-name="P30" text:outline-level="1"><text:soft-page-break/>Anexo 2 - Herramientas</text:h>
      <text:p text:style-name="P33"><text:span text:style-name="T1"/></text:p>
      <text:h text:style-name="P30" text:outline-level="1">Anexo 3 – Reglas de datos</text:h>
      <text:p text:style-name="P37"><text:span text:style-name="T1"/></text:p>
      <text:list xml:id="list6095314531969383191" text:style-name="L4">
        <text:list-header>
          <text:p text:style-name="P38"><text:span text:style-name="T1">- Embarcaciones mayores son las llamadas pesca industrial y reciben subsidios de diesel y no de gasolina.</text:span></text:p>
          <text:p text:style-name="P38"><text:span text:style-name="T1">- Embarcaciones menores son las llamadas pesca ribereña y reciben subsidios de gasolina y no de diesel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OpenSymbol" svg:font-family="OpenSymbol"/>
    <style:font-face style:name="Arial2" svg:font-family="Arial, Arial" style:font-family-generic="swiss"/>
    <style:font-face style:name="Arial1" svg:font-family="Arial" style:font-family-generic="roman" style:font-pitch="variable"/>
    <style:font-face style:name="Arial-BoldItalicMT" svg:font-family="Arial-BoldItalic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Paragraph" style:display-name="Table Paragraph" style:family="paragraph" style:parent-style-name="Standard" style:default-outline-level="" style:list-style-name="">
      <style:paragraph-properties fo:margin-left="0.0925in" fo:margin-right="0in" fo:text-indent="0in" style:auto-text-indent="false"/>
      <style:text-properties style:font-name="Arial1" style:font-name-asian="Arial3"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a Rodriguez Beron</meta:initial-creator>
    <meta:creation-date>2017-04-26T19:33:12</meta:creation-date>
    <dc:date>2017-04-26T21:00:33</dc:date>
    <dc:creator>Gabriela Rodriguez Beron</dc:creator>
    <meta:editing-duration>PT1H27M23S</meta:editing-duration>
    <meta:editing-cycles>10</meta:editing-cycles>
    <meta:generator>OpenOffice/4.1.1$Unix OpenOffice.org_project/411m6$Build-9775</meta:generator>
    <meta:document-statistic meta:table-count="6" meta:image-count="0" meta:object-count="0" meta:page-count="5" meta:paragraph-count="153" meta:word-count="913" meta:character-count="6160"/>
  </office:meta>
</office:document-meta>
</file>